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2.76cm"/>
    </style:style>
    <style:style style:name="co4" style:family="table-column">
      <style:table-column-properties fo:break-before="auto" style:column-width="4.674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039cm"/>
    </style:style>
    <style:style style:name="co7" style:family="table-column">
      <style:table-column-properties fo:break-before="auto" style:column-width="1.109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3.711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3.607cm"/>
    </style:style>
    <style:style style:name="co12" style:family="table-column">
      <style:table-column-properties fo:break-before="auto" style:column-width="2.82cm"/>
    </style:style>
    <style:style style:name="co13" style:family="table-column">
      <style:table-column-properties fo:break-before="auto" style:column-width="3.528cm"/>
    </style:style>
    <style:style style:name="co14" style:family="table-column">
      <style:table-column-properties fo:break-before="auto" style:column-width="3.344cm"/>
    </style:style>
    <style:style style:name="co15" style:family="table-column">
      <style:table-column-properties fo:break-before="auto" style:column-width="3.87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33cc66"/>
    </style:style>
    <style:style style:name="ta_extref" style:family="table">
      <style:table-properties table:display="false"/>
    </style:style>
  </office:automatic-styles>
  <office:body>
    <office:spreadsheet>
      <table:table table:name="STA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Plik</text:p>
          </table:table-cell>
          <table:table-cell office:value-type="string">
            <text:p>Stan</text:p>
          </table:table-cell>
          <table:table-cell office:value-type="string">
            <text:p>Autor</text:p>
          </table:table-cell>
          <table:table-cell office:value-type="string">
            <text:p>Podejrzane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1" table:visibility="filter">
          <table:table-cell office:value-type="string">
            <text:p>./A1colum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19180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307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3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ccessor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ccessPermiss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Tak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soleLayou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Pag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./Admin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AdminTre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./AntiCsrfServletFilt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ConfigAdminTree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string">
            <text:p>./APWAAct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Beans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Interceptors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./APWA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Katastrofa!</text:p>
          </table:table-cell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Selec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ssociation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Attestati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Miejscami masakra</text:p>
          </table:table-cell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ttributeDisplay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ttributeEdit_includ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./Auth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string">
            <text:p>./AuthTokenGenera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lueGlos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t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Cust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CustPortlet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Portlet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Portlet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./ChallengeRe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Res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ChangeAdminCredentialsResour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Re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./CheckAppSyncStatusServ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eckPasswordSync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ChkPasswordSync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lassicPortalLayou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Comments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./Comm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EditorPortlet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Portlet_include_pl.po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figPortlet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tainerLookupRsrc_pl.po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reComplexPrefEditorPortlet_include_pl.po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CustomEvent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Create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./CreatePre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1">
          <table:table-cell office:value-type="string">
            <text:p>./Creat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UserOrGroup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ustBranding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CustomBrandingPort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string">
            <text:p>./DALServi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./Dashboa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Ex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DataImportExpor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Filter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Resul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ePicker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faul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lProxySrv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t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./DetailPre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1">
          <table:table-cell office:value-type="string">
            <text:p>./Detail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Search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riverStatu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Driver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./DrvControlJ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BootServlet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AggExcRsrc_pl.po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Tag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letProducerExc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di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string">
            <text:p>./EditHelp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mailUtility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Tre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rror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2">
          <table:table-cell office:value-type="string">
            <text:p>./Exchange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change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portPortlet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asswordAdminHelp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./ForgotPassword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./ForgotPassword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GenericPassword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lobalBookmark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Page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GwtChallengeResp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./GwtChkPasswordSyncStatusRsrc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./GwtHint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GwtLocalePreference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./GwtNrfRsrc_pl.po</text:p>
          </table:table-cell>
          <table:table-cell table:number-columns-repeated="3"/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1">
          <table:table-cell office:value-type="string">
            <text:p>./GwtPassword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GwtPasswor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Footer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HeaderPortletHelp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1">
          <table:table-cell office:value-type="string">
            <text:p>./HeaderPortletRsrc_pl.po</text:p>
          </table:table-cell>
          <table:table-cell table:number-columns-repeated="3"/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lp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HintChange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RsrcPortlet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HTMLComplexPrefEditor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ComplexPrefEditor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Rsrc_pl.po</text:p>
          </table:table-cell>
          <table:table-cell table:number-columns-repeated="3"/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HTMLRsrc_pl.po</text:p>
          </table:table-cell>
          <table:table-cell table:number-columns-repeated="3"/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 office:value-type="string">
            <text:p>./HTMLWizardComplexPrefEditorRsrc_pl.po</text:p>
          </table:table-cell>
          <table:table-cell table:number-columns-repeated="3"/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 office:value-type="string">
            <text:p>./IdentityActions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entit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./IDMResourceAssocRsrc_pl.po</text:p>
          </table:table-cell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IDMResourc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Standar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UIQuery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WelcomeMessage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Rsrc_pl.po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MUtility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nformation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JAASManage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PickerStrings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SelectorStrings_pl.p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1">
          <table:table-cell office:value-type="string">
            <text:p>./LDAPConfiguration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ne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st_include_pl.p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./ListAssignmentsRsrc_pl.po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./ListAttestationRequests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./ListNrfRequests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./ListRoles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./LocalePreference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./Localization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LogConfigura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ging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./LoginAdmin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./Login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RsrcPortlet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./MakeRequestDetailRsr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nilla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x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dico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./Metrics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in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OrgChar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Profil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avigationHelper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./Neptun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Rsrc_pl.p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Rsrc_pl.po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string">
            <text:p>./Notificat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RFAct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./NRFRsrc_pl.po</text:p>
          </table:table-cell>
          <table:table-cell table:number-columns-repeated="3"/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Control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Rsrc_pl.po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1">
          <table:table-cell office:value-type="string">
            <text:p>./OrgChartPref2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ref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CategoryComplexPrefEditorRsrc_pl.po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Portle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ChangeRsrc_pl.po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ManagementImpl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gm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PolicyStatusRsrc_pl.po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Sync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PasswordSyncStatusAdmi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./PermissionsRsrc_pl.po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ersist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Configu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PortalDataExpor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PortalDataImportFilter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./PortalDataImportResult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./PortalDataImport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GroupPageDefaults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AdminStrings_pl.po</text:p>
          </table:table-cell>
          <table:table-cell table:number-columns-repeated="3"/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Controller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NameDetailStrings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Permiss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SearchDefault_include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Permissions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SelectorRsrc_pl.po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string">
            <text:p>./PortalSecurityAssig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SharedPagePickerStrings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rlHelpe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_pl.po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FileUpload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PreferenceSheetRsrc_pl.po</text:p>
          </table:table-cell>
          <table:table-cell table:number-columns-repeated="3"/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ror_include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ttingSheetRsrc_pl.po</text:p>
          </table:table-cell>
          <table:table-cell table:number-columns-repeated="3"/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TreeRsrc_pl.po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Validation_includ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in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./Print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ovisioningServiceRsrc_pl.po</text:p>
          </table:table-cell>
          <table:table-cell table:number-columns-repeated="3"/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1">
          <table:table-cell office:value-type="string">
            <text:p>./Provis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ProvSecurity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Syn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./Rbpm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CategoryPortlet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Portlet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mov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nderPagePortlet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RequestDetail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./RequestList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./ResourceRequestCtrlJS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Pref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esource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ReportRsrc_pl.po</text:p>
          </table:table-cell>
          <table:table-cell table:number-columns-repeated="3"/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tor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./ROA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ol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string">
            <text:p>./Role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ampleBookmark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Scripting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arch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./SearchListPref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1">
          <table:table-cell office:value-type="string">
            <text:p>./SearchListRsrc_pl.po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1">
          <table:table-cell office:value-type="string">
            <text:p>./SecurityContext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rvice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ssionHandlerRsrc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./SessionTimeoutWarningPortlet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tPreferredLocale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SharedPage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ComplexPrefEditorRsrc_pl.po</text:p>
          </table:table-cell>
          <table:table-cell table:number-columns-repeated="3"/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1">
          <table:table-cell office:value-type="string">
            <text:p>./Simile_ExhibitRsrc_pl.po</text:p>
          </table:table-cell>
          <table:table-cell table:number-columns-repeated="3"/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inglePortletSharedPag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Soa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./SSO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string">
            <text:p>./SSO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SSOCon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./SSOFilt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./SSO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tat2010.csv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SubLogg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string">
            <text:p>./SystemCommen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ystemComponent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Ta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TaskDetai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./Task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eamLookup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string">
            <text:p>./Team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Exception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HelperPort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Mgmt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Preview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./Theme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plControlJS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./UIContro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string">
            <text:p>./UIControlRegistry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CtrlTag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QueryServ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Renderer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serAppAdmin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Utopia37_App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alidatorUtil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dxServic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string">
            <text:p>./VirtualDataExcep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lifetime memory?</text:p>
          </table:table-cell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irtualDirectoryImpl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Messag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string">
            <text:p>./WfConfi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./Workflow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angielskie nazwy stanów?</text:p>
          </table:table-cell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1">
          <table:table-cell office:value-type="string">
            <text:p>./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XSLTCPortlet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9:.H320])" office:value-type="float" office:value="1717">
            <text:p>1717</text:p>
          </table:table-cell>
          <table:table-cell table:style-name="ce1" table:formula="of:=SUM([.I9:.I320])" office:value-type="float" office:value="10724">
            <text:p>10724</text:p>
          </table:table-cell>
          <table:table-cell table:formula="of:=SUM([.J9:.J320])" office:value-type="float" office:value="838">
            <text:p>838</text:p>
          </table:table-cell>
          <table:table-cell table:style-name="ce1" table:formula="of:=SUM([.K9:.K320])" office:value-type="float" office:value="7511">
            <text:p>7511</text:p>
          </table:table-cell>
          <table:table-cell table:style-name="ce2" table:formula="of:=SUM([.L9:.L320])" office:value-type="float" office:value="10390">
            <text:p>10390</text:p>
          </table:table-cell>
          <table:table-cell table:style-name="ce3" table:formula="of:=SUM([.M9:.M320])" office:value-type="float" office:value="67928">
            <text:p>67928</text:p>
          </table:table-cell>
          <table:table-cell table:number-columns-repeated="2"/>
        </table:table-row>
      </table:table>
      <table:table table:name="UWAGI_NOTATKI" table:style-name="ta1" table:print="false">
        <table:table-column table:style-name="co16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- wielolinijkowe msgid/msgstr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Dorobić zamianę &lt; &gt; \\u003c \\u003e w <text:s/>.p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process to raz proces, a raz przetwarzanie, na ogół nie wiadomo o co chodzi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attestation: zatwierdzenie czy poświadczenie?</text:p>
          </table:table-cell>
          <table:table-cell table:number-columns-repeated="4"/>
          <table:table-cell table:style-name="ce4" office:value-type="string">
            <text:p>ja na razie dawałem zatwierdzenie</text:p>
          </table:table-cell>
          <table:table-cell table:number-columns-repeated="2"/>
          <table:table-cell table:style-name="ce5" office:value-type="string">
            <text:p>ja też :-)</text:p>
          </table:table-cell>
        </table:table-row>
        <table:table-row table:style-name="ro1">
          <table:table-cell/>
          <table:table-cell office:value-type="string">
            <text:p>- false i true: raz jest prawda i fałsz, raz tak i ni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deny i refuse (obydwa jako odrzuć) może zabroń/odrzuć? odrzuć/odmów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dashboard ??? tablica rozdzielcza??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czy jest jakaś metoda, żeby sprawnie przeszukać cały katalog i pozmieniać / poujednolicać terminy?</text:p>
          </table:table-cell>
          <table:table-cell table:number-columns-repeated="8"/>
        </table:table-row>
      </table:table>
      <table:database-ranges>
        <table:database-range table:target-range-address="STAT.A1:STAT.O322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pl" style:country-asian="PL" style:font-name-complex="Arial" style:language-complex="pl" style:country-complex="PL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4">24.02.2010</text:date>, <text:time>18:10:2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2-21T22:54:27</meta:creation-date>
    <dc:date>2010-02-24T18:10:27</dc:date>
    <dc:language>pl-PL</dc:language>
    <meta:editing-cycles>31</meta:editing-cycles>
    <meta:editing-duration>PT06H11M53S</meta:editing-duration>
    <dc:creator>Wojciech Kapusta</dc:creator>
    <meta:document-statistic meta:table-count="2" meta:cell-count="3348" meta:object-count="0"/>
    <meta:user-defined meta:name="Informacja 1"/>
    <meta:user-defined meta:name="Informacja 2"/>
    <meta:user-defined meta:name="Informacja 3"/>
    <meta:user-defined meta:name="Informacja 4"/>
  </office:meta>
</office:document-meta>
</file>